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fill="solid" draw:fill-color="#b3b300" draw:textarea-horizontal-align="center" draw:textarea-vertical-align="middle"/>
    </style:style>
    <style:style style:name="gr3" style:family="graphic" style:parent-style-name="standard">
      <style:graphic-properties draw:fill="solid" draw:fill-color="#e6e64c" draw:textarea-horizontal-align="center" draw:textarea-vertical-align="middle"/>
    </style:style>
    <style:style style:name="gr4" style:family="graphic" style:parent-style-name="objectwithoutfill">
      <style:graphic-properties svg:stroke-width="0.102cm" svg:stroke-color="#0047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280099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2cm" svg:stroke-color="#99cc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524cm"/>
    </style:style>
    <style:style style:name="gr14" style:family="graphic" style:parent-style-name="standard">
      <style:graphic-properties svg:stroke-width="0.051cm" svg:stroke-color="#2323dc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2323dc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Ultrafine_20_Dashed" svg:stroke-width="0.051cm" svg:stroke-color="#666666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8000" draw:marker-start-width="0.276cm" draw:marker-end-width="0.276cm" draw:fill="solid" draw:fill-color="#e6e64c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8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1cm" svg:stroke-color="#000000" draw:marker-start-width="0.276cm" draw:marker-end-width="0.276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33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07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.62cm" svg:height="1.107cm" svg:x="12.505cm" svg:y="14.341cm" svg:viewBox="0 0 1621 1108" draw:points="1401,1021 884,1108 578,1074 136,1051 0,972 45,667 215,282 737,79 1213,67 1485,0 1621,11 1531,395 1429,531 1304,689 1304,882 1383,1029">
          <text:p/>
        </draw:polygon>
        <draw:polygon draw:style-name="gr2" draw:text-style-name="P1" draw:layer="layout" svg:width="0.863cm" svg:height="1.084cm" svg:x="11.568cm" svg:y="14.251cm" svg:viewBox="0 0 864 1085" draw:points="864,794 737,1085 227,1085 125,1051 57,859 0,294 102,101 306,0 442,214">
          <text:p/>
        </draw:polygon>
        <draw:polygon draw:style-name="gr3" draw:text-style-name="P1" draw:layer="layout" svg:width="2.686cm" svg:height="1.709cm" svg:x="11.351cm" svg:y="12.935cm" svg:viewBox="0 0 2687 1710" draw:points="1182,1710 907,1458 737,1311 445,1074 215,678 0,282 306,215 590,113 1020,0 1360,79 1792,147 2313,384 2687,678 2676,1040 2324,1232 1893,1244 1360,1368 1202,1549">
          <text:p/>
        </draw:polygon>
        <draw:polygon draw:style-name="gr3" draw:text-style-name="P1" draw:layer="layout" svg:width="1.855cm" svg:height="0.892cm" svg:x="9.59cm" svg:y="14.901cm" svg:viewBox="0 0 1856 893" draw:points="1856,127 1803,712 1315,893 658,859 216,645 0,260 34,192 685,99 1320,99 1320,99 1622,0">
          <text:p/>
        </draw:polygon>
        <draw:polygon draw:style-name="gr1" draw:text-style-name="P1" draw:layer="layout" svg:width="2.252cm" svg:height="1.446cm" svg:x="9.193cm" svg:y="13.414cm" svg:viewBox="0 0 2253 1447" draw:points="2253,1314 2203,882 2025,486 1787,170 1554,226 1248,11 908,0 545,11 204,260 91,463 0,735 182,1165 397,1447 692,1345 1118,1345 1537,1300 1810,1345 2150,1345 2240,1334">
          <text:p/>
        </draw:polygon>
        <draw:polyline draw:style-name="gr4" draw:text-style-name="P1" draw:layer="layout" svg:width="0.858cm" svg:height="0.475cm" draw:transform="skewX (0.00610865238197898) rotate (1.88792265188191) translate (15.154515596352cm 14.6026793242971cm)" svg:viewBox="0 0 859 476" draw:points="0,19820 369,19821 660,19690 859,19695 832,19815 777,19987 743,20166">
          <text:p/>
        </draw:polyline>
        <draw:polyline draw:style-name="gr4" draw:text-style-name="P1" draw:layer="layout" svg:width="1.195cm" svg:height="0.246cm" draw:transform="rotate (0.059341194567796) translate (15.4568972034365cm 13.7163142837809cm)" svg:viewBox="0 0 1196 247" draw:points="0,29465 241,29464 607,29408 890,29402 1196,29218">
          <text:p/>
        </draw:polyline>
        <draw:polyline draw:style-name="gr5" draw:text-style-name="P1" draw:layer="layout" svg:width="1.384cm" svg:height="0.275cm" draw:transform="skewX (0.00453785605518441) rotate (2.84802827340381) translate (16.1420744729958cm 13.6473826687117cm)" svg:viewBox="0 0 1385 276" draw:points="0,-16785 473,-16785 769,-16745 788,-16646 1385,-16509">
          <text:p/>
        </draw:polyline>
        <draw:polyline draw:style-name="gr6" draw:text-style-name="P1" draw:layer="layout" svg:width="0.798cm" svg:height="0.118cm" draw:transform="skewX (0.00296705972838984) rotate (2.87001942197893) translate (16.4774137559625cm 13.4626913343558cm)" svg:viewBox="0 0 799 119" draw:points="0,-17099 472,-17098 610,-16985 799,-16980">
          <text:p/>
        </draw:polyline>
        <draw:polyline draw:style-name="gr5" draw:text-style-name="P1" draw:layer="layout" svg:width="1.225cm" svg:height="0.492cm" draw:transform="rotate (-2.99393779887169) translate (16.748cm 14.578cm)" svg:viewBox="0 0 1226 493" draw:points="0,-33767 189,-33322 658,-33381 816,-33290 1226,-33274">
          <text:p/>
        </draw:polyline>
        <draw:polygon draw:style-name="gr7" draw:text-style-name="P1" draw:layer="layout" svg:width="1.921cm" svg:height="0.927cm" svg:x="14.966cm" svg:y="15.388cm" svg:viewBox="0 0 1922 928" draw:points="724,181 565,181 407,340 113,430 0,656 136,837 498,928 1063,747 1447,611 1854,566 1922,475 1696,317 1538,159 1289,0 1018,68">
          <text:p/>
        </draw:polygon>
        <draw:custom-shape draw:style-name="gr8" draw:text-style-name="P1" draw:layer="layout" svg:width="0.432cm" svg:height="0.432cm" svg:x="12.554cm" svg:y="15.97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32cm" svg:height="0.432cm" svg:x="13.1cm" svg:y="16.0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draw:layer="layout" svg:width="1.213cm" svg:height="0.975cm" draw:transform="skewX (0.00453785605518441) rotate (2.84802827340381) translate (13.0420632277072cm 11.8412902323924cm)" svg:viewBox="0 0 1214 976" draw:points="0,-14754 187,-14146 607,-14938 794,-14330 1214,-15122">
          <text:p/>
        </draw:polyline>
        <draw:custom-shape draw:style-name="gr8" draw:text-style-name="P1" draw:layer="layout" svg:width="0.432cm" svg:height="0.432cm" svg:x="13.854cm" svg:y="10.87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905cm" svg:height="1.27cm" svg:x="9.34cm" svg:y="10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.905cm" svg:height="1.27cm" svg:x="14.89cm" svg:y="10.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1" draw:text-style-name="P1" draw:layer="layout" svg:width="2.778cm" svg:height="1.902cm" svg:x="14.014cm" svg:y="18.963cm" svg:viewBox="0 0 2779 1903" draw:points="2402,1754 1516,1903 991,1844 233,1805 0,1669 77,1145 369,485 1264,136 2079,116 2546,0 2779,19 2624,679 2449,913 2235,1184 2235,1514 2372,1767">
          <text:p/>
        </draw:polygon>
        <draw:polygon draw:style-name="gr2" draw:text-style-name="P1" draw:layer="layout" svg:width="1.481cm" svg:height="1.863cm" svg:x="12.751cm" svg:y="18.808cm" svg:viewBox="0 0 1482 1864" draw:points="1482,1364 1264,1864 389,1864 214,1805 97,1475 0,505 174,174 524,0 758,368">
          <text:p/>
        </draw:polygon>
        <draw:polygon draw:style-name="gr3" draw:text-style-name="P1" draw:layer="layout" svg:width="4.605cm" svg:height="2.936cm" svg:x="12.207cm" svg:y="17.235cm" svg:viewBox="0 0 4606 2937" draw:points="2026,2937 1555,2504 1264,2252 762,1844 369,1165 0,485 524,369 1011,194 1749,0 2332,136 3071,252 3965,660 4606,1165 4587,1787 3984,2116 3246,2136 2332,2349 2060,2660">
          <text:p/>
        </draw:polygon>
        <draw:polygon draw:style-name="gr3" draw:text-style-name="P1" draw:layer="layout" svg:width="3.18cm" svg:height="1.863cm" svg:x="9.874cm" svg:y="19.079cm" svg:viewBox="0 0 3181 1864" draw:points="3181,548 3091,1553 2255,1864 1128,1805 370,1437 0,777 58,660 991,331 1749,0 2643,155 2780,331">
          <text:p/>
        </draw:polygon>
        <draw:polygon draw:style-name="gr1" draw:text-style-name="P1" draw:layer="layout" svg:width="3.861cm" svg:height="2.484cm" svg:x="9.193cm" svg:y="17.371cm" svg:viewBox="0 0 3862 2485" draw:points="3862,2256 3776,1514 3472,835 3063,292 2664,389 2139,20 1556,0 933,20 350,446 156,796 0,1262 311,2000 681,2485 1186,2310 1917,2310 2635,2233 3102,2310 3686,2310 3841,2291">
          <text:p/>
        </draw:polygon>
        <draw:polyline draw:style-name="gr4" draw:text-style-name="P1" draw:layer="layout" svg:width="1.483cm" svg:height="0.819cm" draw:transform="skewX (0.00209439510239284) rotate (1.88600278970472) translate (14.0213435349816cm 20.2412701656354cm)" svg:viewBox="0 0 1484 820" draw:points="0,14336 638,14336 1140,14111 1484,14121 1438,14326 1342,14622 1283,14931">
          <text:p/>
        </draw:polyline>
        <draw:polyline draw:style-name="gr4" draw:text-style-name="P1" draw:layer="layout" svg:width="2.054cm" svg:height="0.426cm" draw:transform="rotate (0.0596902604181948) translate (10.932218492443cm 19.7460330641765cm)" svg:viewBox="0 0 2055 427" draw:points="0,41153 413,41153 1043,41055 1530,41045 2055,40726">
          <text:p/>
        </draw:polyline>
        <draw:polyline draw:style-name="gr5" draw:text-style-name="P1" draw:layer="layout" svg:width="2.381cm" svg:height="0.476cm" draw:transform="skewX (0.000872664625996995) rotate (2.84663201000221) translate (12.9690473773266cm 19.6268703403566cm)" svg:viewBox="0 0 2382 477" draw:points="0,-30018 814,-30018 1323,-29949 1355,-29777 2382,-29541">
          <text:p/>
        </draw:polyline>
        <draw:polyline draw:style-name="gr6" draw:text-style-name="P1" draw:layer="layout" svg:width="1.374cm" svg:height="0.205cm" draw:transform="skewX (0.00174532925199399) rotate (2.86844862565214) translate (14.232600676819cm 20.1720382032878cm)" svg:viewBox="0 0 1375 206" draw:points="0,-31170 812,-31169 1050,-30974 1375,-30964">
          <text:p/>
        </draw:polyline>
        <draw:polyline draw:style-name="gr5" draw:text-style-name="P1" draw:layer="layout" svg:width="2.102cm" svg:height="0.852cm" draw:transform="skewX (-0.00157079632679462) rotate (-2.9928906013205) translate (16.415883248731cm 20.717206066219cm)" svg:viewBox="0 0 2103 853" draw:points="0,-45841 932,-45302 1129,-45174 1399,-45015 2103,-44988">
          <text:p/>
        </draw:polyline>
        <draw:line draw:style-name="gr11" draw:text-style-name="P1" draw:layer="layout" svg:x1="16.661cm" svg:y1="20.691cm" svg:x2="17.666cm" svg:y2="20.691cm">
          <text:p/>
        </draw:line>
        <draw:polygon draw:style-name="gr7" draw:text-style-name="P1" draw:layer="layout" svg:width="1.651cm" svg:height="0.796cm" svg:x="13.897cm" svg:y="18.225cm" svg:viewBox="0 0 1652 797" draw:points="622,155 486,155 350,292 97,369 0,563 117,719 428,797 914,641 1244,525 1594,486 1652,408 1458,272 1322,137 1108,0 875,58">
          <text:p/>
        </draw:polygon>
        <draw:custom-shape draw:style-name="gr8" draw:text-style-name="P1" draw:layer="layout" svg:width="0.371cm" svg:height="0.371cm" svg:x="12.77cm" svg:y="19.4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371cm" svg:height="0.371cm" svg:x="14.013cm" svg:y="19.9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2.754cm" svg:height="1.038cm" svg:x="3.54cm" svg:y="10.709cm">
          <draw:text-box>
            <text:p>Classes</text:p>
          </draw:text-box>
        </draw:frame>
        <draw:frame draw:style-name="gr12" draw:layer="layout" svg:width="4.871cm" svg:height="1.825cm" svg:x="3.54cm" svg:y="12.709cm">
          <draw:text-box>
            <text:p>Objects</text:p>
            <text:p>(Object groups)</text:p>
          </draw:text-box>
        </draw:frame>
        <draw:frame draw:style-name="gr12" draw:layer="layout" svg:width="2.225cm" svg:height="1.038cm" svg:x="3.54cm" svg:y="17.209cm">
          <draw:text-box>
            <text:p>Model</text:p>
          </draw:text-box>
        </draw:frame>
        <draw:line draw:style-name="gr7" draw:text-style-name="P1" draw:layer="layout" svg:x1="3.54cm" svg:y1="16.875cm" svg:x2="17.51cm" svg:y2="16.875cm">
          <text:p/>
        </draw:line>
        <draw:line draw:style-name="gr7" draw:text-style-name="P1" draw:layer="layout" svg:x1="3.54cm" svg:y1="12.375cm" svg:x2="17.51cm" svg:y2="12.375cm">
          <text:p/>
        </draw:line>
      </draw:page>
      <draw:page draw:name="page2" draw:style-name="dp1" draw:master-page-name="Default">
        <draw:frame draw:style-name="gr13" draw:text-style-name="P2" draw:layer="layout" svg:width="6.141cm" svg:height="0.789cm" svg:x="6.458cm" svg:y="17.51cm">
          <draw:text-box>
            <text:p text:style-name="P2"><text:span text:style-name="T1">Array of pointers to </text:span><text:span text:style-name="T2">all</text:span><text:span text:style-name="T1"> objects</text:span></text:p>
          </draw:text-box>
        </draw:frame>
        <draw:custom-shape draw:style-name="gr14" draw:text-style-name="P1" draw:id="id18" draw:layer="layout" svg:width="3.81cm" svg:height="1.07cm" svg:x="5.305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id="id2" draw:layer="layout" svg:width="0.483cm" svg:height="0.483cm" svg:x="5.776cm" svg:y="14.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id="id4" draw:layer="layout" svg:width="0.483cm" svg:height="0.483cm" svg:x="6.377cm" svg:y="14.6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id="id6" draw:layer="layout" svg:width="0.483cm" svg:height="0.483cm" svg:x="6.978cm" svg:y="14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id="id8" draw:layer="layout" svg:width="0.483cm" svg:height="0.483cm" svg:x="7.579cm" svg:y="1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id="id10" draw:layer="layout" svg:width="0.483cm" svg:height="0.483cm" svg:x="8.18cm" svg:y="14.6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id="id9" draw:layer="layout" svg:width="0.483cm" svg:height="0.483cm" svg:x="9.581cm" svg:y="16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id="id7" draw:layer="layout" svg:width="0.483cm" svg:height="0.483cm" svg:x="8.982cm" svg:y="16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id="id5" draw:layer="layout" svg:width="0.483cm" svg:height="0.483cm" svg:x="8.382cm" svg:y="16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id="id3" draw:layer="layout" svg:width="0.483cm" svg:height="0.483cm" svg:x="7.782cm" svg:y="16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id="id1" draw:layer="layout" svg:width="0.483cm" svg:height="0.483cm" svg:x="7.182cm" svg:y="16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id="id15" draw:layer="layout" svg:width="0.483cm" svg:height="0.483cm" svg:x="11.381cm" svg:y="16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id="id13" draw:layer="layout" svg:width="0.483cm" svg:height="0.483cm" svg:x="10.782cm" svg:y="16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id="id11" draw:layer="layout" svg:width="0.483cm" svg:height="0.483cm" svg:x="10.182cm" svg:y="16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s" svg:x1="7.423cm" svg:y1="16.986cm" svg:x2="6.017cm" svg:y2="15.163cm" draw:start-shape="id1" draw:start-glue-point="0" draw:end-shape="id2" draw:end-glue-point="2" svg:d="m7423 16986v-527l-1406-771v-525">
          <text:p/>
        </draw:connector>
        <draw:connector draw:style-name="gr7" draw:text-style-name="P1" draw:layer="layout" draw:type="lines" svg:x1="8.023cm" svg:y1="16.986cm" svg:x2="6.618cm" svg:y2="15.164cm" draw:start-shape="id3" draw:start-glue-point="0" draw:end-shape="id4" draw:end-glue-point="2" svg:d="m8023 16986v-527l-1405-770v-525">
          <text:p/>
        </draw:connector>
        <draw:connector draw:style-name="gr7" draw:text-style-name="P1" draw:layer="layout" draw:type="lines" svg:x1="8.623cm" svg:y1="16.986cm" svg:x2="7.219cm" svg:y2="15.165cm" draw:start-shape="id5" draw:start-glue-point="0" draw:end-shape="id6" draw:end-glue-point="2" svg:d="m8623 16986v-527l-1404-769v-525">
          <text:p/>
        </draw:connector>
        <draw:connector draw:style-name="gr7" draw:text-style-name="P1" draw:layer="layout" draw:type="lines" svg:x1="9.223cm" svg:y1="16.986cm" svg:x2="7.82cm" svg:y2="15.166cm" draw:start-shape="id7" draw:start-glue-point="0" draw:end-shape="id8" draw:end-glue-point="2" svg:d="m9223 16986v-527l-1403-768v-525">
          <text:p/>
        </draw:connector>
        <draw:connector draw:style-name="gr7" draw:text-style-name="P1" draw:layer="layout" draw:type="lines" svg:x1="9.822cm" svg:y1="16.985cm" svg:x2="8.421cm" svg:y2="15.167cm" draw:start-shape="id9" draw:start-glue-point="0" draw:end-shape="id10" draw:end-glue-point="2" svg:d="m9822 16985v-527l-1401-766v-525">
          <text:p/>
        </draw:connector>
        <draw:custom-shape draw:style-name="gr17" draw:text-style-name="P1" draw:id="id20" draw:layer="layout" svg:width="2.485cm" svg:height="1.071cm" svg:x="10.741cm" svg:y="14.3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id="id12" draw:layer="layout" svg:width="0.483cm" svg:height="0.483cm" svg:x="11.112cm" svg:y="14.6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id="id14" draw:layer="layout" svg:width="0.483cm" svg:height="0.483cm" svg:x="11.713cm" svg:y="14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id="id16" draw:layer="layout" svg:width="0.483cm" svg:height="0.483cm" svg:x="12.314cm" svg:y="1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s" svg:x1="10.423cm" svg:y1="16.986cm" svg:x2="11.353cm" svg:y2="15.164cm" draw:start-shape="id11" draw:start-glue-point="0" draw:end-shape="id12" draw:end-glue-point="2" svg:d="m10423 16986v-527l930-770v-525">
          <text:p/>
        </draw:connector>
        <draw:connector draw:style-name="gr7" draw:text-style-name="P1" draw:layer="layout" draw:type="lines" svg:x1="11.023cm" svg:y1="16.986cm" svg:x2="11.954cm" svg:y2="15.165cm" draw:start-shape="id13" draw:start-glue-point="0" draw:end-shape="id14" draw:end-glue-point="2" svg:d="m11023 16986v-527l931-769v-525">
          <text:p/>
        </draw:connector>
        <draw:connector draw:style-name="gr7" draw:text-style-name="P1" draw:layer="layout" draw:type="lines" svg:x1="11.622cm" svg:y1="16.985cm" svg:x2="12.555cm" svg:y2="15.166cm" draw:start-shape="id15" draw:start-glue-point="0" draw:end-shape="id16" draw:end-glue-point="2" svg:d="m11622 16985v-527l933-767v-525">
          <text:p/>
        </draw:connector>
        <draw:custom-shape draw:style-name="gr19" draw:text-style-name="P1" draw:id="id19" draw:layer="layout" svg:width="0.483cm" svg:height="0.483cm" svg:x="9.983cm" svg:y="12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id="id17" draw:layer="layout" svg:width="0.483cm" svg:height="0.483cm" svg:x="9.383cm" svg:y="12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lines" svg:x1="9.624cm" svg:y1="13.37cm" svg:x2="9.115cm" svg:y2="14.87cm" draw:start-shape="id17" draw:start-glue-point="2" draw:end-shape="id18" draw:end-glue-point="1" svg:d="m9624 13370v525l17 975h-526">
          <text:p/>
        </draw:connector>
        <draw:connector draw:style-name="gr7" draw:text-style-name="P1" draw:layer="layout" draw:type="lines" svg:x1="10.224cm" svg:y1="13.37cm" svg:x2="10.741cm" svg:y2="14.87cm" draw:start-shape="id19" draw:start-glue-point="2" draw:end-shape="id20" draw:end-glue-point="3" svg:d="m10224 13370v525l-10 975h527">
          <text:p/>
        </draw:connector>
        <draw:frame draw:style-name="gr20" draw:text-style-name="P2" draw:layer="layout" svg:width="3.837cm" svg:height="1.309cm" svg:x="8.058cm" svg:y="11.31cm">
          <draw:text-box>
            <text:p text:style-name="P2"><text:span text:style-name="T1">Array of pointers</text:span></text:p>
            <text:p text:style-name="P2"><text:span text:style-name="T1">to object groups</text:span></text:p>
          </draw:text-box>
        </draw:frame>
        <draw:frame draw:style-name="gr21" draw:text-style-name="P2" draw:layer="layout" svg:width="3.063cm" svg:height="1.309cm" svg:x="12.596cm" svg:y="16.311cm">
          <draw:text-box>
            <text:p text:style-name="P2"><text:span text:style-name="T1">Array of class</text:span></text:p>
            <text:p text:style-name="P2"><text:span text:style-name="T1">'B' objects</text:span></text:p>
          </draw:text-box>
        </draw:frame>
        <draw:frame draw:style-name="gr21" draw:text-style-name="P2" draw:layer="layout" svg:width="3.063cm" svg:height="1.309cm" svg:x="3.061cm" svg:y="16.312cm">
          <draw:text-box>
            <text:p text:style-name="P2"><text:span text:style-name="T1">Array of class</text:span></text:p>
            <text:p text:style-name="P2"><text:span text:style-name="T1">'A' objects</text:span></text:p>
          </draw:text-box>
        </draw:frame>
        <draw:frame draw:style-name="gr21" draw:text-style-name="P2" draw:layer="layout" svg:width="3.499cm" svg:height="0.78cm" svg:x="5.062cm" svg:y="13.513cm">
          <draw:text-box>
            <text:p text:style-name="P2"><text:span text:style-name="T1">Object group 'A'</text:span></text:p>
          </draw:text-box>
        </draw:frame>
        <draw:frame draw:style-name="gr21" draw:text-style-name="P2" draw:layer="layout" svg:width="3.499cm" svg:height="0.78cm" svg:x="10.463cm" svg:y="13.513cm">
          <draw:text-box>
            <text:p text:style-name="P2"><text:span text:style-name="T1">Object group 'B'</text:span></text:p>
          </draw:text-box>
        </draw:frame>
        <draw:frame draw:style-name="gr22" draw:text-style-name="P2" draw:layer="layout" svg:width="0.786cm" svg:height="0.78cm" svg:x="5.629cm" svg:y="14.547cm">
          <draw:text-box>
            <text:p text:style-name="P2"><text:span text:style-name="T1">A</text:span></text:p>
          </draw:text-box>
        </draw:frame>
        <draw:frame draw:style-name="gr22" draw:text-style-name="P2" draw:layer="layout" svg:width="0.786cm" svg:height="0.78cm" svg:x="6.212cm" svg:y="14.547cm">
          <draw:text-box>
            <text:p text:style-name="P2"><text:span text:style-name="T1">A</text:span></text:p>
          </draw:text-box>
        </draw:frame>
        <draw:frame draw:style-name="gr22" draw:text-style-name="P2" draw:layer="layout" svg:width="0.786cm" svg:height="0.78cm" svg:x="6.812cm" svg:y="14.547cm">
          <draw:text-box>
            <text:p text:style-name="P2"><text:span text:style-name="T1">A</text:span></text:p>
          </draw:text-box>
        </draw:frame>
        <draw:frame draw:style-name="gr22" draw:text-style-name="P2" draw:layer="layout" svg:width="0.786cm" svg:height="0.78cm" svg:x="7.429cm" svg:y="14.547cm">
          <draw:text-box>
            <text:p text:style-name="P2"><text:span text:style-name="T1">A</text:span></text:p>
          </draw:text-box>
        </draw:frame>
        <draw:frame draw:style-name="gr22" draw:text-style-name="P2" draw:layer="layout" svg:width="0.786cm" svg:height="0.78cm" svg:x="8.029cm" svg:y="14.547cm">
          <draw:text-box>
            <text:p text:style-name="P2"><text:span text:style-name="T1">A</text:span></text:p>
          </draw:text-box>
        </draw:frame>
        <draw:frame draw:style-name="gr22" draw:text-style-name="P2" draw:layer="layout" svg:width="0.786cm" svg:height="0.78cm" svg:x="10.96cm" svg:y="14.535cm">
          <draw:text-box>
            <text:p text:style-name="P2"><text:span text:style-name="T1">B</text:span></text:p>
          </draw:text-box>
        </draw:frame>
        <draw:frame draw:style-name="gr22" draw:text-style-name="P2" draw:layer="layout" svg:width="0.786cm" svg:height="0.78cm" svg:x="11.56cm" svg:y="14.535cm">
          <draw:text-box>
            <text:p text:style-name="P2"><text:span text:style-name="T1">B</text:span></text:p>
          </draw:text-box>
        </draw:frame>
        <draw:frame draw:style-name="gr22" draw:text-style-name="P2" draw:layer="layout" svg:width="0.786cm" svg:height="0.78cm" svg:x="12.16cm" svg:y="14.535cm">
          <draw:text-box>
            <text:p text:style-name="P2"><text:span text:style-name="T1">B</text:span></text:p>
          </draw:text-box>
        </draw:frame>
        <draw:line draw:style-name="gr11" draw:text-style-name="P1" draw:layer="layout" svg:x1="4.81cm" svg:y1="16.24cm" svg:x2="5.58cm" svg:y2="14.97cm">
          <text:p/>
        </draw:line>
        <draw:line draw:style-name="gr11" draw:text-style-name="P1" draw:layer="layout" svg:x1="13.7cm" svg:y1="16.24cm" svg:x2="12.98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0-08-05T08:19:38</meta:creation-date>
    <meta:generator>OpenOffice.org/3.2$Linux OpenOffice.org_project/320m12$Build-9483</meta:generator>
    <dc:date>2011-11-28T14:39:35</dc:date>
    <dc:creator>David Kneis</dc:creator>
    <meta:editing-duration>PT09H25M28S</meta:editing-duration>
    <meta:editing-cycles>20</meta:editing-cycles>
    <meta:document-statistic meta:object-count="82"/>
  </office:meta>
</office:document-meta>
</file>